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0.407cm" style:rel-column-width="40117*"/>
    </style:style>
    <style:style style:name="Tableau1.B" style:family="table-column">
      <style:table-column-properties style:column-width="6.593cm" style:rel-column-width="25418*"/>
    </style:style>
    <style:style style:name="Tableau1.A1" style:family="table-cell">
      <style:table-cell-properties style:vertical-align="" style:writing-mode="page"/>
    </style:style>
    <style:style style:name="Tableau1.B1" style:family="table-cell">
      <style:table-cell-properties style:vertical-align="middle" style:writing-mode="page"/>
    </style:style>
    <style:style style:name="Tableau2" style:family="table">
      <style:table-properties style:width="17cm" table:align="margins" table:border-model="separating"/>
    </style:style>
    <style:style style:name="Tableau2.A" style:family="table-column">
      <style:table-column-properties style:column-width="4.796cm" style:rel-column-width="18488*"/>
    </style:style>
    <style:style style:name="Tableau2.B" style:family="table-column">
      <style:table-column-properties style:column-width="12.204cm" style:rel-column-width="47047*"/>
    </style:style>
    <style:style style:name="Tableau2.1" style:family="table-row">
      <style:table-row-properties style:min-row-height="1.108cm"/>
    </style:style>
    <style:style style:name="Tableau2.A1" style:family="table-cell">
      <style:table-cell-properties style:vertical-align="" fo:padding-left="0.049cm" fo:padding-right="0.049cm" fo:padding-top="0.55cm" fo:padding-bottom="0.55cm" fo:border="none" style:writing-mode="page"/>
    </style:style>
    <style:style style:name="Tableau2.B1" style:family="table-cell">
      <style:table-cell-properties style:vertical-align="middle"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2.A2" style:family="table-cell">
      <style:table-cell-properties fo:padding-left="0.049cm" fo:padding-right="0.049cm" fo:padding-top="0.55cm" fo:padding-bottom="0.55cm" fo:border="none" style:writing-mode="page"/>
    </style:style>
    <style:style style:name="Tableau2.B2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2.A3" style:family="table-cell">
      <style:table-cell-properties fo:padding-left="0.049cm" fo:padding-right="0.049cm" fo:padding-top="0.55cm" fo:padding-bottom="0.55cm" fo:border="none" style:writing-mode="page"/>
    </style:style>
    <style:style style:name="Tableau2.B3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2.A4" style:family="table-cell">
      <style:table-cell-properties fo:padding-left="0.049cm" fo:padding-right="0.049cm" fo:padding-top="0.55cm" fo:padding-bottom="0.55cm" fo:border="none" style:writing-mode="page"/>
    </style:style>
    <style:style style:name="Tableau2.B4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2.A5" style:family="table-cell">
      <style:table-cell-properties fo:padding-left="0.049cm" fo:padding-right="0.049cm" fo:padding-top="0.55cm" fo:padding-bottom="0.55cm" fo:border="none" style:writing-mode="page"/>
    </style:style>
    <style:style style:name="Tableau2.B5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2.A6" style:family="table-cell">
      <style:table-cell-properties fo:padding-left="0.049cm" fo:padding-right="0.049cm" fo:padding-top="0.55cm" fo:padding-bottom="0.55cm" fo:border="none" style:writing-mode="page"/>
    </style:style>
    <style:style style:name="Tableau2.B6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2.7" style:family="table-row">
      <style:table-row-properties style:min-row-height="1.152cm"/>
    </style:style>
    <style:style style:name="Tableau2.A7" style:family="table-cell">
      <style:table-cell-properties fo:padding-left="0.049cm" fo:padding-right="0.049cm" fo:padding-top="0.55cm" fo:padding-bottom="0.55cm" fo:border="none" style:writing-mode="page"/>
    </style:style>
    <style:style style:name="Tableau2.B7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2.8" style:family="table-row">
      <style:table-row-properties style:min-row-height="0.115cm"/>
    </style:style>
    <style:style style:name="Tableau2.A8" style:family="table-cell">
      <style:table-cell-properties fo:padding-left="0.049cm" fo:padding-right="0.049cm" fo:padding-top="0.55cm" fo:padding-bottom="0.55cm" fo:border="none" style:writing-mode="page"/>
    </style:style>
    <style:style style:name="Tableau2.B8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2.A9" style:family="table-cell">
      <style:table-cell-properties fo:padding-left="0.049cm" fo:padding-right="0.049cm" fo:padding-top="0.55cm" fo:padding-bottom="0.55cm" fo:border="none" style:writing-mode="page"/>
    </style:style>
    <style:style style:name="Tableau2.B9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5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separating">
        <style:background-image/>
      </style:table-properties>
    </style:style>
    <style:style style:name="Tableau5.A" style:family="table-column">
      <style:table-column-properties style:column-width="4.796cm" style:rel-column-width="18488*"/>
    </style:style>
    <style:style style:name="Tableau5.B" style:family="table-column">
      <style:table-column-properties style:column-width="12.204cm" style:rel-column-width="47047*"/>
    </style:style>
    <style:style style:name="Tableau5.A1" style:family="table-cell">
      <style:table-cell-properties style:vertical-align="" fo:padding-left="0.049cm" fo:padding-right="0.049cm" fo:padding-top="0.55cm" fo:padding-bottom="0.55cm" fo:border="none" style:writing-mode="page"/>
    </style:style>
    <style:style style:name="Tableau5.B1" style:family="table-cell">
      <style:table-cell-properties style:vertical-align="middle"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separating">
        <style:background-image/>
      </style:table-properties>
    </style:style>
    <style:style style:name="Tableau3.A" style:family="table-column">
      <style:table-column-properties style:column-width="4.796cm" style:rel-column-width="18488*"/>
    </style:style>
    <style:style style:name="Tableau3.B" style:family="table-column">
      <style:table-column-properties style:column-width="12.204cm" style:rel-column-width="47047*"/>
    </style:style>
    <style:style style:name="Tableau3.A1" style:family="table-cell">
      <style:table-cell-properties style:vertical-align="" fo:padding-left="0.049cm" fo:padding-right="0.049cm" fo:padding-top="0.55cm" fo:padding-bottom="0.55cm" fo:border="none" style:writing-mode="page"/>
    </style:style>
    <style:style style:name="Tableau3.B1" style:family="table-cell">
      <style:table-cell-properties style:vertical-align="middle"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.A2" style:family="table-cell">
      <style:table-cell-properties fo:padding-left="0.049cm" fo:padding-right="0.049cm" fo:padding-top="0.55cm" fo:padding-bottom="0.55cm" fo:border="none" style:writing-mode="page"/>
    </style:style>
    <style:style style:name="Tableau3.B2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.A3" style:family="table-cell">
      <style:table-cell-properties fo:padding-left="0.049cm" fo:padding-right="0.049cm" fo:padding-top="0.55cm" fo:padding-bottom="0.55cm" fo:border="none" style:writing-mode="page"/>
    </style:style>
    <style:style style:name="Tableau3.B3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.A4" style:family="table-cell">
      <style:table-cell-properties fo:padding-left="0.049cm" fo:padding-right="0.049cm" fo:padding-top="0.55cm" fo:padding-bottom="0.55cm" fo:border="none" style:writing-mode="page"/>
    </style:style>
    <style:style style:name="Tableau3.B4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.A5" style:family="table-cell">
      <style:table-cell-properties fo:padding-left="0.049cm" fo:padding-right="0.049cm" fo:padding-top="0.55cm" fo:padding-bottom="0.55cm" fo:border="none" style:writing-mode="page"/>
    </style:style>
    <style:style style:name="Tableau3.B5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.A6" style:family="table-cell">
      <style:table-cell-properties fo:padding-left="0.049cm" fo:padding-right="0.049cm" fo:padding-top="0.55cm" fo:padding-bottom="0.55cm" fo:border="none" style:writing-mode="page"/>
    </style:style>
    <style:style style:name="Tableau3.B6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.A7" style:family="table-cell">
      <style:table-cell-properties fo:padding-left="0.049cm" fo:padding-right="0.049cm" fo:padding-top="0.55cm" fo:padding-bottom="0.55cm" fo:border="none" style:writing-mode="page"/>
    </style:style>
    <style:style style:name="Tableau3.B7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.A8" style:family="table-cell">
      <style:table-cell-properties fo:padding-left="0.049cm" fo:padding-right="0.049cm" fo:padding-top="0.55cm" fo:padding-bottom="0.55cm" fo:border="none" style:writing-mode="page"/>
    </style:style>
    <style:style style:name="Tableau3.B8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3.9" style:family="table-row">
      <style:table-row-properties fo:background-color="transparent" fo:keep-together="auto">
        <style:background-image/>
      </style:table-row-properties>
    </style:style>
    <style:style style:name="Tableau3.A9" style:family="table-cell">
      <style:table-cell-properties style:vertical-align="" fo:background-color="transparent" fo:padding-left="0.049cm" fo:padding-right="0.049cm" fo:padding-top="0.55cm" fo:padding-bottom="0.55cm" fo:border="none" style:writing-mode="page">
        <style:background-image/>
      </style:table-cell-properties>
    </style:style>
    <style:style style:name="Tableau3.B9" style:family="table-cell">
      <style:table-cell-properties style:vertical-align="" fo:background-color="transparent" fo:padding-left="0.049cm" fo:padding-right="0.049cm" fo:padding-top="0.55cm" fo:padding-bottom="0.55cm" fo:border-left="1.05pt solid #355269" fo:border-right="none" fo:border-top="none" fo:border-bottom="none" style:writing-mode="page">
        <style:background-image/>
      </style:table-cell-properties>
    </style:style>
    <style:style style:name="Tableau4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separating">
        <style:background-image/>
      </style:table-properties>
    </style:style>
    <style:style style:name="Tableau4.A" style:family="table-column">
      <style:table-column-properties style:column-width="4.796cm" style:rel-column-width="18488*"/>
    </style:style>
    <style:style style:name="Tableau4.B" style:family="table-column">
      <style:table-column-properties style:column-width="12.204cm" style:rel-column-width="47047*"/>
    </style:style>
    <style:style style:name="Tableau4.A1" style:family="table-cell">
      <style:table-cell-properties style:vertical-align="" fo:padding-left="0.049cm" fo:padding-right="0.049cm" fo:padding-top="0.55cm" fo:padding-bottom="0.55cm" fo:border="none" style:writing-mode="page"/>
    </style:style>
    <style:style style:name="Tableau4.B1" style:family="table-cell">
      <style:table-cell-properties style:vertical-align="middle"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4.A2" style:family="table-cell">
      <style:table-cell-properties fo:padding-left="0.049cm" fo:padding-right="0.049cm" fo:padding-top="0.55cm" fo:padding-bottom="0.55cm" fo:border="none" style:writing-mode="page"/>
    </style:style>
    <style:style style:name="Tableau4.B2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4.A3" style:family="table-cell">
      <style:table-cell-properties fo:padding-left="0.049cm" fo:padding-right="0.049cm" fo:padding-top="0.55cm" fo:padding-bottom="0.55cm" fo:border="none" style:writing-mode="page"/>
    </style:style>
    <style:style style:name="Tableau4.B3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4.A4" style:family="table-cell">
      <style:table-cell-properties fo:padding-left="0.049cm" fo:padding-right="0.049cm" fo:padding-top="0.55cm" fo:padding-bottom="0.55cm" fo:border="none" style:writing-mode="page"/>
    </style:style>
    <style:style style:name="Tableau4.B4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4.A5" style:family="table-cell">
      <style:table-cell-properties fo:padding-left="0.049cm" fo:padding-right="0.049cm" fo:padding-top="0.55cm" fo:padding-bottom="0.55cm" fo:border="none" style:writing-mode="page"/>
    </style:style>
    <style:style style:name="Tableau4.B5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4.A6" style:family="table-cell">
      <style:table-cell-properties fo:padding-left="0.049cm" fo:padding-right="0.049cm" fo:padding-top="0.55cm" fo:padding-bottom="0.55cm" fo:border="none" style:writing-mode="page"/>
    </style:style>
    <style:style style:name="Tableau4.B6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4.A7" style:family="table-cell">
      <style:table-cell-properties fo:padding-left="0.049cm" fo:padding-right="0.049cm" fo:padding-top="0.55cm" fo:padding-bottom="0.55cm" fo:border="none" style:writing-mode="page"/>
    </style:style>
    <style:style style:name="Tableau4.B7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Tableau4.A8" style:family="table-cell">
      <style:table-cell-properties fo:padding-left="0.049cm" fo:padding-right="0.049cm" fo:padding-top="0.55cm" fo:padding-bottom="0.55cm" fo:border="none" style:writing-mode="page"/>
    </style:style>
    <style:style style:name="Tableau4.B8" style:family="table-cell">
      <style:table-cell-properties fo:padding-left="0.049cm" fo:padding-right="0.049cm" fo:padding-top="0.55cm" fo:padding-bottom="0.55cm" fo:border-left="1.05pt solid #355269" fo:border-right="none" fo:border-top="none" fo:border-bottom="none" style:writing-mode="page"/>
    </style:style>
    <style:style style:name="P1" style:family="paragraph" style:parent-style-name="Footer">
      <style:paragraph-properties fo:text-align="end" style:justify-single-word="false"/>
      <style:text-properties fo:color="#355269" loext:opacity="100%" style:font-name="Arial" fo:font-size="11pt" style:font-size-asian="9.60000038146973pt" style:font-size-complex="11pt"/>
    </style:style>
    <style:style style:name="P2" style:family="paragraph" style:parent-style-name="Standard">
      <style:text-properties fo:color="#355269" loext:opacity="100%" style:font-name="Arial" fo:font-size="11pt" fo:font-weight="normal" officeooo:rsid="0006101b" officeooo:paragraph-rsid="0006101b" style:font-size-asian="9.60000038146973pt" style:font-weight-asian="normal" style:font-size-complex="11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style:line-height-at-least="0cm" fo:text-indent="0cm" style:auto-text-indent="false" fo:background-color="transparent"/>
      <style:text-properties fo:color="#355269" loext:opacity="100%" style:font-name="Arial Black" fo:font-size="24pt" fo:font-weight="normal" officeooo:rsid="0006101b" officeooo:paragraph-rsid="0006101b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margin-top="1cm" fo:margin-bottom="0.199cm" style:contextual-spacing="false"/>
      <style:text-properties fo:text-transform="uppercase" fo:color="#355269" loext:opacity="100%" style:font-name="Arial" fo:font-size="12pt" fo:font-weight="bold" officeooo:rsid="0043f845" officeooo:paragraph-rsid="0043f845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99cm" fo:margin-bottom="0.499cm" style:contextual-spacing="false" fo:padding="0cm" fo:border="none" style:join-border="false"/>
      <style:text-properties fo:font-variant="normal" fo:text-transform="none" fo:color="#355269" loext:opacity="100%" style:font-name="Arial" fo:font-size="11pt" fo:font-weight="normal" officeooo:rsid="0043f845" officeooo:paragraph-rsid="0043f845" style:font-size-asian="9.60000038146973pt" style:font-weight-asian="normal" style:font-size-complex="11pt" style:font-weight-complex="normal"/>
    </style:style>
    <style:style style:name="P6" style:family="paragraph" style:parent-style-name="Text_20_body">
      <style:paragraph-properties fo:margin-top="0.199cm" fo:margin-bottom="0.499cm" style:contextual-spacing="false" fo:padding="0cm" fo:border="none" style:join-border="false"/>
      <style:text-properties officeooo:paragraph-rsid="0006101b"/>
    </style:style>
    <style:style style:name="P7" style:family="paragraph" style:parent-style-name="Table_20_Contents">
      <style:paragraph-properties fo:margin-top="0cm" fo:margin-bottom="0.15cm" style:contextual-spacing="false" fo:text-align="end" style:justify-single-word="false"/>
      <style:text-properties style:font-name="Arial" fo:font-size="11pt" style:font-size-asian="9.60000038146973pt" style:font-size-complex="11pt"/>
    </style:style>
    <style:style style:name="P8" style:family="paragraph" style:parent-style-name="Table_20_Contents">
      <style:paragraph-properties fo:margin-top="0cm" fo:margin-bottom="0.15cm" style:contextual-spacing="false" fo:text-align="end" style:justify-single-word="false"/>
      <style:text-properties fo:color="#355269" loext:opacity="100%" style:font-name="Arial" fo:font-size="11pt" style:text-underline-style="none" style:font-size-asian="9.60000038146973pt" style:font-size-complex="11pt"/>
    </style:style>
    <style:style style:name="P9" style:family="paragraph" style:parent-style-name="Table_20_Contents">
      <style:paragraph-properties fo:margin-top="0cm" fo:margin-bottom="0cm" style:contextual-spacing="false"/>
      <style:text-properties fo:text-transform="uppercase" fo:color="#355269" loext:opacity="100%"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margin-top="0cm" fo:margin-bottom="0cm" style:contextual-spacing="false"/>
      <style:text-properties fo:text-transform="uppercase" fo:color="#355269" loext:opacity="100%" style:font-name="Arial" fo:font-size="10pt" fo:font-weight="bold" officeooo:paragraph-rsid="001399d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margin-top="0cm" fo:margin-bottom="0cm" style:contextual-spacing="false"/>
      <style:text-properties fo:text-transform="uppercase" fo:color="#355269" loext:opacity="100%" style:font-name="Arial" fo:font-size="10pt" fo:font-weight="bold" officeooo:rsid="005157a6" officeooo:paragraph-rsid="005157a6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paragraph-rsid="0030ab35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paragraph-rsid="00335051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paragraph-rsid="0039bbb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paragraph-rsid="003b969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paragraph-rsid="003d399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paragraph-rsid="003f18b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paragraph-rsid="0040e13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rsid="004e16ef" officeooo:paragraph-rsid="004e16e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top="0cm" fo:margin-bottom="0cm" style:contextual-spacing="false"/>
      <style:text-properties fo:font-variant="normal" fo:text-transform="none" fo:color="#355269" loext:opacity="100%" style:font-name="Arial" fo:font-size="10pt" fo:font-weight="bold" officeooo:rsid="004e16ef" officeooo:paragraph-rsid="004ea2dc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left="0.499cm" fo:margin-right="0cm" fo:text-indent="0cm" style:auto-text-indent="false"/>
    </style:style>
    <style:style style:name="P22" style:family="paragraph" style:parent-style-name="Table_20_Contents">
      <style:paragraph-properties fo:margin-left="0.499cm" fo:margin-right="0cm" fo:text-indent="0cm" style:auto-text-indent="false"/>
      <style:text-properties fo:color="#355269" loext:opacity="100%" style:font-name="Arial" fo:font-size="11pt" style:font-size-asian="9.60000038146973pt" style:font-size-complex="11pt"/>
    </style:style>
    <style:style style:name="P23" style:family="paragraph" style:parent-style-name="Table_20_Contents">
      <style:paragraph-properties fo:margin-left="0.499cm" fo:margin-right="0cm" fo:text-indent="0cm" style:auto-text-indent="false"/>
      <style:text-properties fo:color="#355269" loext:opacity="100%" style:font-name="Arial" fo:font-size="11pt" officeooo:paragraph-rsid="001ca7d5" style:font-size-asian="9.60000038146973pt" style:font-size-complex="11pt"/>
    </style:style>
    <style:style style:name="P24" style:family="paragraph" style:parent-style-name="Table_20_Contents">
      <style:paragraph-properties fo:margin-left="0.499cm" fo:margin-right="0cm" fo:text-indent="0cm" style:auto-text-indent="false"/>
      <style:text-properties fo:color="#355269" loext:opacity="100%" style:font-name="Arial" fo:font-size="11pt" officeooo:paragraph-rsid="0063d634" style:font-size-asian="9.60000038146973pt" style:font-size-complex="11pt"/>
    </style:style>
    <style:style style:name="P25" style:family="paragraph" style:parent-style-name="Table_20_Contents">
      <style:paragraph-properties fo:margin-left="0.499cm" fo:margin-right="0cm" fo:text-indent="0cm" style:auto-text-indent="false"/>
      <style:text-properties fo:color="#355269" loext:opacity="100%" style:font-name="Arial" fo:font-size="11pt" style:font-size-asian="9.60000038146973pt" style:font-weight-asian="normal" style:font-size-complex="11pt" style:text-scale="100%"/>
    </style:style>
    <style:style style:name="P26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color="#355269" loext:opacity="100%" style:font-name="Arial" fo:font-size="11pt" fo:font-style="italic" officeooo:paragraph-rsid="0032a259" style:font-size-asian="9.60000038146973pt" style:font-style-asian="italic" style:font-size-complex="11pt" style:font-style-complex="italic"/>
    </style:style>
    <style:style style:name="P27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color="#355269" loext:opacity="100%" style:font-name="Arial" fo:font-size="11pt" fo:font-style="italic" officeooo:paragraph-rsid="00335051" style:font-size-asian="9.60000038146973pt" style:font-style-asian="italic" style:font-size-complex="11pt" style:font-style-complex="italic"/>
    </style:style>
    <style:style style:name="P28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color="#355269" loext:opacity="100%" style:font-name="Arial" fo:font-size="11pt" fo:font-style="italic" officeooo:paragraph-rsid="0038d241" style:font-size-asian="9.60000038146973pt" style:font-style-asian="italic" style:font-size-complex="11pt" style:font-style-complex="italic"/>
    </style:style>
    <style:style style:name="P29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color="#355269" loext:opacity="100%" style:font-name="Arial" fo:font-size="11pt" fo:font-style="italic" officeooo:paragraph-rsid="0039bbb3" style:font-size-asian="9.60000038146973pt" style:font-style-asian="italic" style:font-size-complex="11pt" style:font-style-complex="italic"/>
    </style:style>
    <style:style style:name="P30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color="#355269" loext:opacity="100%" style:font-name="Arial" fo:font-size="11pt" fo:font-style="italic" officeooo:paragraph-rsid="003b9698" style:font-size-asian="9.60000038146973pt" style:font-style-asian="italic" style:font-size-complex="11pt" style:font-style-complex="italic"/>
    </style:style>
    <style:style style:name="P31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color="#355269" loext:opacity="100%" style:font-name="Arial" fo:font-size="11pt" fo:font-style="italic" officeooo:paragraph-rsid="003f18bd" style:font-size-asian="9.60000038146973pt" style:font-style-asian="italic" style:font-size-complex="11pt" style:font-style-complex="italic"/>
    </style:style>
    <style:style style:name="P32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color="#355269" loext:opacity="100%" style:font-name="Arial" fo:font-size="11pt" fo:font-style="italic" officeooo:paragraph-rsid="0040e137" style:font-size-asian="9.60000038146973pt" style:font-style-asian="italic" style:font-size-complex="11pt" style:font-style-complex="italic"/>
    </style:style>
    <style:style style:name="P33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color="#355269" loext:opacity="100%" style:font-name="Arial" fo:font-size="11pt" fo:font-style="italic" fo:font-weight="bold" officeooo:rsid="004e16ef" officeooo:paragraph-rsid="004e16ef" style:font-size-asian="9.60000038146973pt" style:font-style-asian="italic" style:font-weight-asian="bold" style:font-size-complex="11pt" style:font-style-complex="italic" style:font-weight-complex="bold"/>
    </style:style>
    <style:style style:name="P34" style:family="paragraph" style:parent-style-name="Table_20_Contents">
      <style:paragraph-properties fo:margin-left="0.499cm" fo:margin-right="0cm" fo:margin-top="0cm" fo:margin-bottom="0.3cm" style:contextual-spacing="false" fo:text-indent="0cm" style:auto-text-indent="false"/>
      <style:text-properties fo:font-variant="normal" fo:text-transform="none" fo:color="#355269" loext:opacity="100%" style:font-name="Arial" fo:font-size="11pt" fo:font-style="italic" officeooo:paragraph-rsid="003d3993" style:font-size-asian="9.60000038146973pt" style:font-style-asian="italic" style:font-size-complex="11pt" style:font-style-complex="italic"/>
    </style:style>
    <style:style style:name="P35" style:family="paragraph" style:parent-style-name="Standard">
      <style:paragraph-properties fo:margin-top="0cm" fo:margin-bottom="0.499cm" style:contextual-spacing="false" fo:padding="0cm" fo:border="none" style:join-border="false"/>
      <style:text-properties fo:text-transform="uppercase" fo:color="#355269" loext:opacity="100%" style:font-name="Arial" fo:font-size="12pt" fo:font-weight="bold" officeooo:rsid="0006101b" officeooo:paragraph-rsid="000c67f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top="0.7cm" fo:margin-bottom="0.199cm" style:contextual-spacing="false"/>
      <style:text-properties fo:text-transform="uppercase" fo:color="#355269" loext:opacity="100%" style:font-name="Arial" fo:font-size="12pt" fo:font-weight="bold" officeooo:rsid="0006101b" officeooo:paragraph-rsid="0006101b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top="0.499cm" fo:margin-bottom="0.499cm" style:contextual-spacing="false" fo:padding="0cm" fo:border="none" style:join-border="false"/>
      <style:text-properties fo:text-transform="uppercase" fo:color="#355269" loext:opacity="100%" style:font-name="Arial" fo:font-size="12pt" fo:font-weight="bold" officeooo:rsid="0006101b" officeooo:paragraph-rsid="004e16ef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top="0.499cm" fo:margin-bottom="0.499cm" style:contextual-spacing="false" fo:padding="0cm" fo:border="none" style:join-border="false"/>
      <style:text-properties fo:text-transform="uppercase" fo:color="#355269" loext:opacity="100%" style:font-name="Arial" fo:font-size="12pt" fo:font-weight="bold" officeooo:rsid="004e16ef" officeooo:paragraph-rsid="004e16ef" style:font-size-asian="12pt" style:font-weight-asian="bold" style:font-size-complex="12pt" style:font-weight-complex="bold"/>
    </style:style>
    <style:style style:name="P39" style:family="paragraph" style:parent-style-name="Table_20_Contents" style:list-style-name="L1">
      <style:text-properties fo:color="#355269" loext:opacity="100%" style:font-name="Arial" fo:font-size="11pt" officeooo:paragraph-rsid="0032a259" style:font-size-asian="9.60000038146973pt" style:font-size-complex="11pt"/>
    </style:style>
    <style:style style:name="P40" style:family="paragraph" style:parent-style-name="Table_20_Contents" style:list-style-name="L1">
      <style:text-properties fo:color="#355269" loext:opacity="100%" style:font-name="Arial" fo:font-size="11pt" officeooo:paragraph-rsid="003f18bd" style:font-size-asian="9.60000038146973pt" style:font-size-complex="11pt"/>
    </style:style>
    <style:style style:name="P41" style:family="paragraph" style:parent-style-name="Table_20_Contents" style:list-style-name="L1">
      <style:text-properties fo:color="#355269" loext:opacity="100%" style:font-name="Arial" fo:font-size="11pt" officeooo:rsid="0048c894" officeooo:paragraph-rsid="0048c894" style:font-size-asian="9.60000038146973pt" style:font-size-complex="11pt"/>
    </style:style>
    <style:style style:name="P42" style:family="paragraph" style:parent-style-name="Table_20_Contents" style:list-style-name="L2">
      <style:text-properties fo:color="#355269" loext:opacity="100%" style:font-name="Arial" fo:font-size="11pt" officeooo:paragraph-rsid="00335051" style:font-size-asian="9.60000038146973pt" style:font-size-complex="11pt"/>
    </style:style>
    <style:style style:name="P43" style:family="paragraph" style:parent-style-name="Table_20_Contents" style:list-style-name="L2">
      <style:text-properties fo:color="#355269" loext:opacity="100%" style:font-name="Arial" fo:font-size="11pt" officeooo:paragraph-rsid="0062b9ee" style:font-size-asian="9.60000038146973pt" style:font-size-complex="11pt"/>
    </style:style>
    <style:style style:name="P44" style:family="paragraph" style:parent-style-name="Table_20_Contents" style:list-style-name="L5">
      <style:text-properties fo:color="#355269" loext:opacity="100%" style:font-name="Arial" fo:font-size="11pt" officeooo:paragraph-rsid="003f18bd" style:font-size-asian="9.60000038146973pt" style:font-size-complex="11pt"/>
    </style:style>
    <style:style style:name="P45" style:family="paragraph" style:parent-style-name="Table_20_Contents" style:list-style-name="L5">
      <style:text-properties fo:color="#355269" loext:opacity="100%" style:font-name="Arial" fo:font-size="11pt" officeooo:paragraph-rsid="0040e137" style:font-size-asian="9.60000038146973pt" style:font-size-complex="11pt"/>
    </style:style>
    <style:style style:name="P46" style:family="paragraph" style:parent-style-name="Table_20_Contents" style:list-style-name="L3">
      <style:paragraph-properties fo:margin-top="0cm" fo:margin-bottom="0cm" style:contextual-spacing="false"/>
      <style:text-properties fo:color="#355269" loext:opacity="100%" style:font-name="Arial" fo:font-size="11pt" fo:font-style="normal" officeooo:paragraph-rsid="0039bbb3" style:font-size-asian="9.60000038146973pt" style:font-style-asian="normal" style:font-size-complex="11pt" style:font-style-complex="normal"/>
    </style:style>
    <style:style style:name="P47" style:family="paragraph" style:parent-style-name="Table_20_Contents" style:list-style-name="L3">
      <style:paragraph-properties fo:margin-top="0cm" fo:margin-bottom="0cm" style:contextual-spacing="false"/>
      <style:text-properties fo:color="#355269" loext:opacity="100%" style:font-name="Arial" fo:font-size="11pt" fo:font-style="normal" officeooo:paragraph-rsid="003b3ea0" style:font-size-asian="9.60000038146973pt" style:font-style-asian="normal" style:font-size-complex="11pt" style:font-style-complex="normal"/>
    </style:style>
    <style:style style:name="P48" style:family="paragraph" style:parent-style-name="Table_20_Contents" style:list-style-name="L4">
      <style:paragraph-properties fo:margin-top="0cm" fo:margin-bottom="0cm" style:contextual-spacing="false"/>
      <style:text-properties fo:color="#355269" loext:opacity="100%" style:font-name="Arial" fo:font-size="11pt" fo:font-style="normal" officeooo:paragraph-rsid="003b9698" style:font-size-asian="9.60000038146973pt" style:font-style-asian="normal" style:font-size-complex="11pt" style:font-style-complex="normal"/>
    </style:style>
    <style:style style:name="P49" style:family="paragraph" style:parent-style-name="Table_20_Contents" style:list-style-name="L6">
      <style:paragraph-properties fo:margin-top="0cm" fo:margin-bottom="0cm" style:contextual-spacing="false"/>
      <style:text-properties fo:color="#355269" loext:opacity="100%" style:font-name="Arial" fo:font-size="11pt" fo:font-style="normal" officeooo:paragraph-rsid="003f18bd" style:font-size-asian="9.60000038146973pt" style:font-style-asian="normal" style:font-size-complex="11pt" style:font-style-complex="normal"/>
    </style:style>
    <style:style style:name="P50" style:family="paragraph" style:parent-style-name="Table_20_Contents" style:list-style-name="L7">
      <style:paragraph-properties fo:margin-top="0cm" fo:margin-bottom="0cm" style:contextual-spacing="false"/>
      <style:text-properties fo:color="#355269" loext:opacity="100%" style:font-name="Arial" fo:font-size="11pt" fo:font-style="normal" officeooo:paragraph-rsid="003f18bd" style:font-size-asian="9.60000038146973pt" style:font-style-asian="normal" style:font-size-complex="11pt" style:font-style-complex="normal"/>
    </style:style>
    <style:style style:name="P51" style:family="paragraph" style:parent-style-name="Table_20_Contents" style:list-style-name="L4">
      <style:paragraph-properties fo:margin-top="0cm" fo:margin-bottom="0cm" style:contextual-spacing="false"/>
      <style:text-properties fo:font-variant="normal" fo:text-transform="none" fo:color="#355269" loext:opacity="100%" style:font-name="Arial" fo:font-size="11pt" fo:font-style="normal" officeooo:paragraph-rsid="003d3993" style:font-size-asian="9.60000038146973pt" style:font-style-asian="normal" style:font-size-complex="11pt" style:font-style-complex="normal"/>
    </style:style>
    <style:style style:name="P52" style:family="paragraph" style:parent-style-name="Text_20_body" style:list-style-name="L1">
      <style:text-properties fo:color="#355269" loext:opacity="100%" style:font-name="Arial" fo:font-size="11pt" officeooo:paragraph-rsid="003f18bd" style:font-size-asian="9.60000038146973pt" style:font-size-complex="11pt"/>
    </style:style>
    <style:style style:name="P53" style:family="paragraph" style:parent-style-name="Text_20_body" style:list-style-name="L4">
      <style:paragraph-properties fo:margin-top="0cm" fo:margin-bottom="0cm" style:contextual-spacing="false"/>
      <style:text-properties fo:font-variant="normal" fo:text-transform="none" fo:color="#355269" loext:opacity="100%" style:font-name="Arial" fo:font-size="11pt" fo:font-style="normal" officeooo:paragraph-rsid="003d3993" style:font-size-asian="9.60000038146973pt" style:font-style-asian="normal" style:font-size-complex="11pt" style:font-style-complex="normal"/>
    </style:style>
    <style:style style:name="P54" style:family="paragraph" style:parent-style-name="puce_5f_perso" style:list-style-name="L1"/>
    <style:style style:name="P55" style:family="paragraph" style:parent-style-name="puce_5f_perso" style:list-style-name="L4"/>
    <style:style style:name="T1" style:family="text">
      <style:text-properties fo:color="#355269" loext:opacity="100%" style:text-underline-style="none"/>
    </style:style>
    <style:style style:name="T2" style:family="text">
      <style:text-properties fo:color="#355269" loext:opacity="100%" style:font-name="Arial" fo:font-size="11pt" style:font-size-asian="9.60000038146973pt" style:font-size-complex="11pt"/>
    </style:style>
    <style:style style:name="T3" style:family="text">
      <style:text-properties fo:color="#355269" loext:opacity="100%" style:font-name="Arial" fo:font-size="11pt" officeooo:rsid="004e16ef" style:font-size-asian="9.60000038146973pt" style:font-size-complex="11pt"/>
    </style:style>
    <style:style style:name="T4" style:family="text">
      <style:text-properties fo:color="#355269" loext:opacity="100%" style:font-name="Arial" fo:font-size="11pt" officeooo:rsid="0056f4fb" style:font-size-asian="9.60000038146973pt" style:font-size-complex="11pt"/>
    </style:style>
    <style:style style:name="T5" style:family="text">
      <style:text-properties fo:color="#355269" loext:opacity="100%" style:font-name="Arial" fo:font-size="11pt" officeooo:rsid="0048c894" style:font-size-asian="9.60000038146973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0e137" style:font-weight-asian="bold" style:font-weight-complex="bold"/>
    </style:style>
    <style:style style:name="T8" style:family="text">
      <style:text-properties fo:font-weight="bold" officeooo:rsid="005b57ed" style:font-weight-asian="bold" style:font-weight-complex="bold"/>
    </style:style>
    <style:style style:name="T9" style:family="text">
      <style:text-properties fo:font-weight="bold" officeooo:rsid="005bafbe" style:font-weight-asian="bold" style:font-weight-complex="bold"/>
    </style:style>
    <style:style style:name="T10" style:family="text">
      <style:text-properties fo:font-weight="bold" officeooo:rsid="005c6b2d" style:font-weight-asian="bold" style:font-weight-complex="bold"/>
    </style:style>
    <style:style style:name="T11" style:family="text">
      <style:text-properties fo:font-weight="bold" officeooo:rsid="0065b9e2" style:font-weight-asian="bold" style:font-weight-complex="bold"/>
    </style:style>
    <style:style style:name="T12" style:family="text">
      <style:text-properties fo:letter-spacing="-0.014cm" style:font-weight-complex="600"/>
    </style:style>
    <style:style style:name="T13" style:family="text">
      <style:text-properties fo:letter-spacing="-0.014cm" officeooo:rsid="00335051" style:font-weight-complex="600"/>
    </style:style>
    <style:style style:name="T14" style:family="text">
      <style:text-properties fo:letter-spacing="-0.014cm" officeooo:rsid="0040e137" style:font-weight-complex="600"/>
    </style:style>
    <style:style style:name="T15" style:family="text">
      <style:text-properties officeooo:rsid="00335051"/>
    </style:style>
    <style:style style:name="T16" style:family="text">
      <style:text-properties officeooo:rsid="0039bbb3"/>
    </style:style>
    <style:style style:name="T17" style:family="text">
      <style:text-properties officeooo:rsid="003d3993"/>
    </style:style>
    <style:style style:name="T18" style:family="text">
      <style:text-properties officeooo:rsid="003f18bd"/>
    </style:style>
    <style:style style:name="T19" style:family="text">
      <style:text-properties officeooo:rsid="0040e137"/>
    </style:style>
    <style:style style:name="T20" style:family="text">
      <style:text-properties officeooo:rsid="00473838"/>
    </style:style>
    <style:style style:name="T21" style:family="text">
      <style:text-properties officeooo:rsid="0048c894"/>
    </style:style>
    <style:style style:name="T22" style:family="text">
      <style:text-properties officeooo:rsid="004ea2dc"/>
    </style:style>
    <style:style style:name="T23" style:family="text">
      <style:text-properties fo:font-variant="normal" fo:text-transform="none" fo:color="#355269" loext:opacity="100%" style:font-name="Arial" fo:font-size="11pt" fo:font-weight="normal" officeooo:rsid="0006101b" style:font-size-asian="9.60000038146973pt" style:font-weight-asian="normal" style:font-size-complex="11pt" style:font-weight-complex="normal"/>
    </style:style>
    <style:style style:name="T24" style:family="text">
      <style:text-properties fo:font-variant="normal" fo:text-transform="none" fo:color="#355269" loext:opacity="100%" style:font-name="Arial" fo:font-size="11pt" fo:font-weight="normal" officeooo:rsid="00605afe" style:font-size-asian="9.60000038146973pt" style:font-weight-asian="normal" style:font-size-complex="11pt" style:font-weight-complex="normal"/>
    </style:style>
    <style:style style:name="T25" style:family="text">
      <style:text-properties fo:font-variant="normal" fo:text-transform="none" fo:color="#355269" loext:opacity="100%" style:font-name="Arial" fo:font-size="11pt" fo:font-weight="bold" officeooo:rsid="0006101b" style:font-size-asian="9.60000038146973pt" style:font-weight-asian="bold" style:font-size-complex="11pt" style:font-weight-complex="bold"/>
    </style:style>
    <style:style style:name="T26" style:family="text">
      <style:text-properties officeooo:rsid="0056308c"/>
    </style:style>
    <style:style style:name="T27" style:family="text">
      <style:text-properties officeooo:rsid="005719ab"/>
    </style:style>
    <style:style style:name="T28" style:family="text">
      <style:text-properties officeooo:rsid="00597a69"/>
    </style:style>
    <style:style style:name="T29" style:family="text">
      <style:text-properties officeooo:rsid="005c6b2d"/>
    </style:style>
    <style:style style:name="T30" style:family="text">
      <style:text-properties officeooo:rsid="0060c771"/>
    </style:style>
    <style:style style:name="T31" style:family="text">
      <style:text-properties officeooo:rsid="0063d634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181915539440">
          <table:table-cell table:style-name="Tableau1.A1" office:value-type="string">
            <text:p text:style-name="P3">RENAUD BOURDEAU</text:p>
            <text:p text:style-name="P2">Développeur Full Stack – Spécialisé en Python, JavaScript</text:p>
          </table:table-cell>
          <table:table-cell table:style-name="Tableau1.B1" office:value-type="string">
            <text:p text:style-name="P7"><text:a xlink:type="simple" xlink:href="mailto:renaudbourdeau@gmail.com" text:style-name="Internet_20_link" text:visited-style-name="Visited_20_Internet_20_Link"><text:span text:style-name="T1">renaudbourdeau@gmail.com</text:span></text:a></text:p>
            <text:p text:style-name="P8">+33 603 617 839</text:p>
            <text:p text:style-name="P7"><text:a xlink:type="simple" xlink:href="http://rb-webstudio.go.yj.fr/" text:style-name="Internet_20_link" text:visited-style-name="Visited_20_Internet_20_Link"><text:span text:style-name="T1">http://rb-webstudio.go.yj.fr/</text:span></text:a></text:p>
            <text:p text:style-name="P8">https://github.com/niux3</text:p>
          </table:table-cell>
        </table:table-row>
      </table:table>
      <text:p text:style-name="P36">Résumé professionnel</text:p>
      <text:p text:style-name="P6"><text:span text:style-name="Strong_20_Emphasis"><text:span text:style-name="T23">Développeur backend expérimenté en Python et SQL, avec </text:span></text:span><text:span text:style-name="Strong_20_Emphasis"><text:span text:style-name="T25">15 ans</text:span></text:span><text:span text:style-name="Strong_20_Emphasis"><text:span text:style-name="T23"> d'expertise en API, bases de données et automatisation. Maîtrise </text:span></text:span><text:span text:style-name="Strong_20_Emphasis"><text:span text:style-name="T24">Django, Flask, </text:span></text:span><text:span text:style-name="Strong_20_Emphasis"><text:span text:style-name="T23">SQLAlchemy, PostgreSQL, MySQL, tests unitaires (Pytest) et sécurité (OWASP). En apprentissage : Pandas, Numpy, Data Science pour la finance. Passionné par l’optimisation et la qualité logicielle, je mets mon expertise au service de la gestion des données.</text:span></text:span></text:p>
      <text:p text:style-name="P35">Compétences clefs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Langages</text:p>
          </table:table-cell>
          <table:table-cell table:style-name="Tableau2.B1" office:value-type="string">
            <text:p text:style-name="P22">Python, SQL, JavaScript, TypeScript, HTML, CSS, UML</text:p>
          </table:table-cell>
        </table:table-row>
        <table:table-row table:style-name="TableLine94181915964720">
          <table:table-cell table:style-name="Tableau2.A2" office:value-type="string">
            <text:p text:style-name="P10">Backend - Data -<text:span text:style-name="T27"> frontend</text:span></text:p>
          </table:table-cell>
          <table:table-cell table:style-name="Tableau2.B2" office:value-type="string">
            <text:p text:style-name="P24">Django, Flask (Flask-REST, Flask-SQLAlchemy), FastAPI, SQLAlchemy, Pandas (en apprentissage), NumPy (en apprentissage)<text:span text:style-name="T27">, NodeJS</text:span>, <text:span text:style-name="T27">Svelte, VueJS, React, Express</text:span></text:p>
          </table:table-cell>
        </table:table-row>
        <table:table-row table:style-name="TableLine94181915965824">
          <table:table-cell table:style-name="Tableau2.A3" office:value-type="string">
            <text:p text:style-name="P10">Bases de données</text:p>
          </table:table-cell>
          <table:table-cell table:style-name="Tableau2.B3" office:value-type="string">
            <text:p text:style-name="P23">PostgreSQL, MySQL, MongoDB</text:p>
          </table:table-cell>
        </table:table-row>
        <table:table-row table:style-name="TableLine94181915966944">
          <table:table-cell table:style-name="Tableau2.A4" office:value-type="string">
            <text:p text:style-name="P10"><text:span text:style-name="Strong_20_Emphasis">Environnements de développement</text:span></text:p>
          </table:table-cell>
          <table:table-cell table:style-name="Tableau2.B4" office:value-type="string">
            <text:p text:style-name="P22">VIM, PyCharm, Jupyter Notebook</text:p>
          </table:table-cell>
        </table:table-row>
        <table:table-row table:style-name="TableLine94181915968448">
          <table:table-cell table:style-name="Tableau2.A5" office:value-type="string">
            <text:p text:style-name="P10">Tests &amp; Qualité</text:p>
          </table:table-cell>
          <table:table-cell table:style-name="Tableau2.B5" office:value-type="string">
            <text:p text:style-name="P22">Pytest, TOX, Flake8, Pylint, Jest, <text:span text:style-name="T31">ViteJS</text:span></text:p>
          </table:table-cell>
        </table:table-row>
        <table:table-row table:style-name="TableLine94181915969968">
          <table:table-cell table:style-name="Tableau2.A6" office:value-type="string">
            <text:p text:style-name="P10">DevOps &amp; Environnements</text:p>
          </table:table-cell>
          <table:table-cell table:style-name="Tableau2.B6" office:value-type="string">
            <text:p text:style-name="P22">Docker, GNU/Linux (OpenSUSE, Debian), CI/CD</text:p>
          </table:table-cell>
        </table:table-row>
        <table:table-row table:style-name="Tableau2.7">
          <table:table-cell table:style-name="Tableau2.A7" office:value-type="string">
            <text:p text:style-name="P10"><text:span text:style-name="Strong_20_Emphasis">Architecture &amp; Bonnes pratiques</text:span></text:p>
          </table:table-cell>
          <table:table-cell table:style-name="Tableau2.B7" office:value-type="string">
            <text:p text:style-name="P21"><text:span text:style-name="T2">POO, Design Patterns </text:span><text:span text:style-name="T4">(Observer, Factory, etc.)</text:span><text:span text:style-name="T2">, DRY, YAGNI, KISS, OWASP. Connaissance des </text:span><text:span text:style-name="Strong_20_Emphasis"><text:span text:style-name="T2">formes normales (1NF, 2NF, 3NF, BCNF)</text:span></text:span><text:span text:style-name="T2"> pour garantir l'intégrité et l'optimisation des données.</text:span></text:p>
          </table:table-cell>
        </table:table-row>
        <table:table-row table:style-name="Tableau2.8">
          <table:table-cell table:style-name="Tableau2.A8" office:value-type="string">
            <text:p text:style-name="P11">Méthodologies</text:p>
          </table:table-cell>
          <table:table-cell table:style-name="Tableau2.B8" office:value-type="string">
            <text:p text:style-name="P22">Scrum, Safe, XP, Cycle en V</text:p>
          </table:table-cell>
        </table:table-row>
        <table:table-row table:style-name="TableLine94181915974480">
          <table:table-cell table:style-name="Tableau2.A9" office:value-type="string">
            <text:p text:style-name="P11">Récompenses</text:p>
          </table:table-cell>
          <table:table-cell table:style-name="Tableau2.B9" office:value-type="string">
            <text:p text:style-name="P25">5 Top Com d’Or (Peugeot, Peugeot 4008, Leroy Merlin, Areva, Renault Clio RS)</text:p>
          </table:table-cell>
        </table:table-row>
      </table:table>
      <text:p text:style-name="P38"><text:soft-page-break/>Projets personnels</text:p>
      <table:table table:name="Tableau5" table:style-name="Tableau5">
        <table:table-column table:style-name="Tableau5.A"/>
        <table:table-column table:style-name="Tableau5.B"/>
        <table:table-row table:style-name="TableLine94181915947552">
          <table:table-cell table:style-name="Tableau5.A1" office:value-type="string">
            <text:p text:style-name="P20">2017 - <text:span text:style-name="T22">aujourd’hui</text:span></text:p>
          </table:table-cell>
          <table:table-cell table:style-name="Tableau5.B1" office:value-type="string">
            <text:p text:style-name="P33">ValidatorJS</text:p>
            <text:list xml:id="list3873099961" text:style-name="L1">
              <text:list-item>
                <text:p text:style-name="P54"><text:span text:style-name="T3">Ce projet met en valeur mes compétences en </text:span><text:span text:style-name="Strong_20_Emphasis"><text:span text:style-name="T3">gestion de données</text:span></text:span><text:span text:style-name="T3">, </text:span><text:span text:style-name="Strong_20_Emphasis"><text:span text:style-name="T3">intégrité des données.</text:span></text:span><text:span text:style-name="T3"> https://github.com/niux3/validator</text:span></text:p>
              </text:list-item>
            </text:list>
          </table:table-cell>
        </table:table-row>
        <table:table-row table:style-name="TableLine94181916007632">
          <table:table-cell table:style-name="Tableau5.A1" office:value-type="string">
            <text:p text:style-name="P19">2019 - <text:span text:style-name="T22">aujourd’hui</text:span></text:p>
          </table:table-cell>
          <table:table-cell table:style-name="Tableau5.B1" office:value-type="string">
            <text:p text:style-name="P33">Forum - Réseau <text:span text:style-name="T22">S</text:span>ocial</text:p>
            <text:list xml:id="list142424831624996" text:continue-numbering="true" text:style-name="L1">
              <text:list-item>
                <text:p text:style-name="P54">Développement d'une application de forum <text:span text:style-name="T26">de discussion </text:span>en <text:span text:style-name="Strong_20_Emphasis">Python/Django</text:span> avec gestion des utilisateurs et des <text:span text:style-name="Strong_20_Emphasis">données</text:span>. https://github.com/niux3/forum</text:p>
              </text:list-item>
            </text:list>
          </table:table-cell>
        </table:table-row>
      </table:table>
      <text:p text:style-name="P37">Expérience professionnelle</text:p>
      <table:table table:name="Tableau3" table:style-name="Tableau3">
        <table:table-column table:style-name="Tableau3.A"/>
        <table:table-column table:style-name="Tableau3.B"/>
        <table:table-row table:style-name="TableLine94181915978704">
          <table:table-cell table:style-name="Tableau3.A1" office:value-type="string">
            <text:p text:style-name="P12">Formateur professionnel<text:line-break/>2024/<text:span text:style-name="T21">2025</text:span></text:p>
          </table:table-cell>
          <table:table-cell table:style-name="Tableau3.B1" office:value-type="string">
            <text:p text:style-name="P26"><text:span text:style-name="T6">IB Cegos / Eluv.fr</text:span> - Paris, Île-de-France - <text:span text:style-name="T20">freelance</text:span></text:p>
            <text:list xml:id="list142425356683789" text:continue-numbering="true" text:style-name="L1">
              <text:list-item>
                <text:p text:style-name="P39"><text:span text:style-name="Strong_20_Emphasis">Formation JavaScript</text:span> (3 jours) : Formation à des salariés <text:span text:style-name="T30">à </text:span>IB Cegos à Paris La Défense, mettant l’accent sur la <text:span text:style-name="Strong_20_Emphasis">programmation moderne</text:span>, la <text:span text:style-name="Strong_20_Emphasis">performance web</text:span>, et les <text:span text:style-name="Strong_20_Emphasis">bonnes pratiques</text:span> dans le développement d’applications.</text:p>
              </text:list-item>
              <text:list-item>
                <text:p text:style-name="P41"><text:span text:style-name="Strong_20_Emphasis">Formation Python</text:span> (5 jours) : Formation aux outils <text:span text:style-name="Strong_20_Emphasis">Python</text:span>, incluant des techniques de gestion de données, d’automatisation, et d’<text:span text:style-name="Strong_20_Emphasis">optimisation des processus</text:span>, adaptée à des professionnels en reconversion ou en amélioration de leurs compétences.</text:p>
              </text:list-item>
              <text:list-item>
                <text:p text:style-name="P54"><text:span text:style-name="T5">Dans ces formations, j'ai partagé mon expertise avec des équipes en entreprise, améliorant leur </text:span><text:span text:style-name="Strong_20_Emphasis"><text:span text:style-name="T5">productivité</text:span></text:span><text:span text:style-name="T5"> tout en promouvant des </text:span><text:span text:style-name="Strong_20_Emphasis"><text:span text:style-name="T5">pratiques de codage propres et efficaces</text:span></text:span><text:span text:style-name="T5">, avec des retours extrêmement positifs sur mes capacités pédagogiques.</text:span></text:p>
              </text:list-item>
              <text:list-item>
                <text:p text:style-name="P54"><text:span text:style-name="T5">Cette expérience a renforcé mes compétences en </text:span><text:span text:style-name="Strong_20_Emphasis"><text:span text:style-name="T5">communication technique</text:span></text:span><text:span text:style-name="T5">, en </text:span><text:span text:style-name="Strong_20_Emphasis"><text:span text:style-name="T5">adaptabilité</text:span></text:span><text:span text:style-name="T5"> à des publics variés et en </text:span><text:span text:style-name="Strong_20_Emphasis"><text:span text:style-name="T5">gestion de projets</text:span></text:span><text:span text:style-name="T5"> de formation.</text:span></text:p>
              </text:list-item>
            </text:list>
          </table:table-cell>
        </table:table-row>
        <table:table-row table:style-name="TableLine94181916146080">
          <table:table-cell table:style-name="Tableau3.A2" office:value-type="string">
            <text:p text:style-name="P13"><text:span text:style-name="T12">Lead </text:span><text:span text:style-name="T13">d</text:span><text:span text:style-name="T12">éveloppeur </text:span><text:span text:style-name="T13">f</text:span><text:span text:style-name="T12">rontend</text:span><text:line-break/>202<text:span text:style-name="T15">3</text:span>/2024</text:p>
          </table:table-cell>
          <table:table-cell table:style-name="Tableau3.B2" office:value-type="string">
            <text:p text:style-name="P27"><text:span text:style-name="T6">Believe</text:span> - Saint-Ouen, Île-de-France - <text:span text:style-name="T20">freelance</text:span></text:p>
            <text:list xml:id="list452159504" text:style-name="L2">
              <text:list-item>
                <text:p text:style-name="P42"><text:span text:style-name="Strong_20_Emphasis">Refonte complète</text:span> du projet <text:span text:style-name="Strong_20_Emphasis">Easy Entry</text:span> (Smart Entry) en intégrant de nouvelles fonctionnalités et en optimisant la structure du frontend, en utilisant des technologies modernes pour améliorer la <text:span text:style-name="Strong_20_Emphasis">performance et la réactivité</text:span> des applications.</text:p>
              </text:list-item>
              <text:list-item>
                <text:p text:style-name="P42"><text:span text:style-name="Strong_20_Emphasis">Maintenance et évolution</text:span> du code : prise en charge de la gestion des bugs et des améliorations pour assurer une <text:span text:style-name="Strong_20_Emphasis">transition fluide avant la mise en production</text:span>.</text:p>
              </text:list-item>
              <text:list-item>
                <text:p text:style-name="P42">Développement d’un système de <text:span text:style-name="Strong_20_Emphasis">traduction backend</text:span> afin de faciliter l'internationalisation et de répondre aux besoins spécifiques du projet.</text:p>
              </text:list-item>
              <text:list-item>
                <text:p text:style-name="P42"><text:soft-page-break/><text:span text:style-name="Strong_20_Emphasis">POC SvelteKit et Svelte Router</text:span> : Réalisation d’un <text:span text:style-name="Strong_20_Emphasis">proof of concept</text:span> pour tester l'impact de Svelte sur les performances web et la réactivité du site, avec des résultats significatifs en termes de performance.</text:p>
              </text:list-item>
              <text:list-item>
                <text:p text:style-name="P42">Cette expérience m’a permis de renforcer mes compétences en <text:span text:style-name="Strong_20_Emphasis">architecture front-end</text:span>, gestion de projet, et performance web, tout en adoptant de nouvelles technologies pour offrir une expérience utilisateur optimale.</text:p>
              </text:list-item>
            </text:list>
          </table:table-cell>
        </table:table-row>
        <table:table-row table:style-name="TableLine94181916161104">
          <table:table-cell table:style-name="Tableau3.A3" office:value-type="string">
            <text:p text:style-name="P13"><text:span text:style-name="T12">Développeur Back-End</text:span><text:line-break/>202<text:span text:style-name="T15">3</text:span></text:p>
          </table:table-cell>
          <table:table-cell table:style-name="Tableau3.B3" office:value-type="string">
            <text:p text:style-name="P28"><text:span text:style-name="T6">John Paul</text:span> - Paris, Île-de-France - <text:span text:style-name="T20">freelance</text:span></text:p>
            <text:list xml:id="list142424930733992" text:continue-numbering="true" text:style-name="L2">
              <text:list-item>
                <text:p text:style-name="P42"><text:span text:style-name="Strong_20_Emphasis">Développement et maintenance</text:span> d'une application Django Rest pour la <text:span text:style-name="Strong_20_Emphasis">conciergerie</text:span>, assurant la gestion des interactions utilisateurs avec des services personnalisés.</text:p>
              </text:list-item>
              <text:list-item>
                <text:p text:style-name="P42"><text:span text:style-name="Strong_20_Emphasis">Migration</text:span> et <text:span text:style-name="Strong_20_Emphasis">amélioration</text:span> des systèmes existants en <text:span text:style-name="Strong_20_Emphasis">Django</text:span> et <text:span text:style-name="Strong_20_Emphasis">DRF</text:span>, garantissant la pérennité du code et l'optimisation des performances.</text:p>
              </text:list-item>
              <text:list-item>
                <text:p text:style-name="P42">Évolutions et ajout de nouvelles fonctionnalités pour l’application de saisie de contenu de la conciergerie, en intégrant de nouvelles exigences métier tout en maintenant une architecture propre et évolutive.</text:p>
              </text:list-item>
              <text:list-item>
                <text:p text:style-name="P42">Conception et mise en place d’un <text:span text:style-name="Strong_20_Emphasis">web service</text:span> point d’entrée pour plusieurs applications Python interconnectées à la conciergerie, permettant la synchronisation et la gestion des données entre systèmes.</text:p>
              </text:list-item>
              <text:list-item>
                <text:p text:style-name="P42"><text:span text:style-name="Strong_20_Emphasis">Mappage des données</text:span> et gestion des <text:span text:style-name="Strong_20_Emphasis">logs</text:span> pour assurer un suivi précis des opérations de CRUD, contribuant ainsi à l’optimisation de l’exploitation des applications.</text:p>
              </text:list-item>
            </text:list>
          </table:table-cell>
        </table:table-row>
        <table:table-row table:style-name="TableLine94181916162224">
          <table:table-cell table:style-name="Tableau3.A4" office:value-type="string">
            <text:p text:style-name="P13"><text:span text:style-name="T12">Développeur Full Stack</text:span><text:line-break/>2022/2023</text:p>
          </table:table-cell>
          <table:table-cell table:style-name="Tableau3.B4" office:value-type="string">
            <text:p text:style-name="P28"><text:span text:style-name="T6">Maison de la Radio </text:span>- Paris, Île-de-France - <text:span text:style-name="T20">freelance</text:span></text:p>
            <text:list xml:id="list142425178736178" text:continue-numbering="true" text:style-name="L2">
              <text:list-item>
                <text:p text:style-name="P42"><text:span text:style-name="Strong_20_Emphasis">Refonte complète</text:span> du site <text:span text:style-name="Strong_20_Emphasis">radiofrance.fr</text:span> en adoptant une approche <text:span text:style-name="Strong_20_Emphasis">Full Stack</text:span>, assurant la modernisation et l'optimisation des performances du site.</text:p>
              </text:list-item>
              <text:list-item>
                <text:p text:style-name="P43"><text:span text:style-name="Strong_20_Emphasis">Conception et développement</text:span> des parties <text:span text:style-name="Strong_20_Emphasis">front-end</text:span> et <text:span text:style-name="Strong_20_Emphasis">back-end</text:span> pour une interface fluide et une gestion efficace des données, en veillant à la compatibilité multiplateforme.</text:p>
              </text:list-item>
              <text:list-item>
                <text:p text:style-name="P42">Mise en place de solutions <text:span text:style-name="Strong_20_Emphasis">scalables</text:span> et <text:span text:style-name="Strong_20_Emphasis">maintenables</text:span>, intégration avec des systèmes internes existants pour améliorer l’expérience utilisateur et les fonctionnalités du site.</text:p>
              </text:list-item>
              <text:list-item>
                <text:p text:style-name="P42">Collaboration étroite avec les équipes <text:span text:style-name="Strong_20_Emphasis">UI/UX</text:span> pour garantir une expérience utilisateur optimale.</text:p>
              </text:list-item>
            </text:list>
          </table:table-cell>
        </table:table-row>
        <table:table-row table:style-name="TableLine94181916163984">
          <table:table-cell table:style-name="Tableau3.A6" office:value-type="string">
            <text:p text:style-name="P14"/>
          </table:table-cell>
          <table:table-cell table:style-name="Tableau3.B6" office:value-type="string">
            <text:p text:style-name="P29"/>
            <text:p text:style-name="P29"/>
          </table:table-cell>
        </table:table-row>
        <text:soft-page-break/>
        <table:table-row table:style-name="TableLine94181916165760">
          <table:table-cell table:style-name="Tableau3.A6" office:value-type="string">
            <text:p text:style-name="P14"><text:span text:style-name="T12">Développeur Full Stack</text:span><text:line-break/>20<text:span text:style-name="T16">19</text:span>/202<text:span text:style-name="T16">2</text:span></text:p>
          </table:table-cell>
          <table:table-cell table:style-name="Tableau3.B6" office:value-type="string">
            <text:p text:style-name="P29"><text:span text:style-name="T6">Journal LePoint</text:span> - Paris, Île-de-France - <text:span text:style-name="T20">freelance</text:span></text:p>
            <text:list xml:id="list93499506" text:style-name="L3">
              <text:list-item>
                <text:p text:style-name="P46"><text:span text:style-name="Strong_20_Emphasis">Conception et développement</text:span> d'un <text:span text:style-name="Strong_20_Emphasis">générateur de palmarès dynamiques</text:span>, basé sur des <text:span text:style-name="Strong_20_Emphasis">modèles de données complexes</text:span>, exploitant des bases <text:span text:style-name="Strong_20_Emphasis">SQL (MySQL)</text:span> <text:span text:style-name="T28">et Excel </text:span>pour classer et analyser des données (égalité homme/femme, écoles de commerce, villes).</text:p>
              </text:list-item>
              <text:list-item>
                <text:p text:style-name="P46"><text:span text:style-name="Strong_20_Emphasis">Développement et maintenance</text:span> d’applications spécifiques pour les palmarès <text:span text:style-name="Strong_20_Emphasis">hôpitaux</text:span> et <text:span text:style-name="Strong_20_Emphasis">avocats</text:span>, incluant une <text:span text:style-name="Strong_20_Emphasis">application PyQT embarquée</text:span>.</text:p>
              </text:list-item>
              <text:list-item>
                <text:p text:style-name="P46"><text:span text:style-name="Strong_20_Emphasis">Optimisation des performances backend</text:span> et <text:span text:style-name="Strong_20_Emphasis">requêtes SQL</text:span> pour améliorer la rapidité d'affichage des données sur le site (réduction des temps de réponse API, indexation SQL avancée).</text:p>
              </text:list-item>
              <text:list-item>
                <text:p text:style-name="P47"><text:span text:style-name="Strong_20_Emphasis">Optimisation significative des performances web</text:span> des pages articles, réduisant les <text:span text:style-name="Strong_20_Emphasis">CLS, TTF, LCP, TTI et INP</text:span>, pour une expérience utilisateur fluide.</text:p>
              </text:list-item>
              <text:list-item>
                <text:p text:style-name="P46"><text:span text:style-name="Strong_20_Emphasis">Amélioration du reporting et du SEO</text:span> en automatisant l’enrichissement des métadonnées à partir des données de contenu.</text:p>
              </text:list-item>
              <text:list-item>
                <text:p text:style-name="P46">maintenance et évolution application mobile</text:p>
              </text:list-item>
              <text:list-item>
                <text:p text:style-name="P46">POC page article : VueJS/React/Svelte</text:p>
              </text:list-item>
              <text:list-item>
                <text:p text:style-name="P46"><text:span text:style-name="Strong_20_Emphasis">Refonte complète de la page article</text:span>, garantissant une meilleure lisibilité, accessibilité et performance.</text:p>
              </text:list-item>
            </text:list>
          </table:table-cell>
        </table:table-row>
        <table:table-row table:style-name="TableLine94181916166368">
          <table:table-cell table:style-name="Tableau3.A7" office:value-type="string">
            <text:p text:style-name="P15"><text:span text:style-name="T12">Développeur Full Stack</text:span><text:line-break/>20<text:span text:style-name="T16">19</text:span></text:p>
          </table:table-cell>
          <table:table-cell table:style-name="Tableau3.B7" office:value-type="string">
            <text:p text:style-name="P30"><text:span text:style-name="T6">Carenity</text:span> - Paris, Île-de-France</text:p>
            <text:list xml:id="list4271728909" text:style-name="L4">
              <text:list-item>
                <text:p text:style-name="P55"><text:span text:style-name="Strong_20_Emphasis">Refonte et maintenance évolutive</text:span> d’une <text:span text:style-name="Strong_20_Emphasis">plateforme de gestion de données médicales</text:span> composée de trois applications (Back Office, Front Office, Questionnaire). </text:p>
              </text:list-item>
              <text:list-item>
                <text:p text:style-name="P55"><text:span text:style-name="Strong_20_Emphasis">Correction et optimisation</text:span> des traitements backend liés aux <text:span text:style-name="Strong_20_Emphasis">données patients et études médicales</text:span>, avec un focus sur l’intégrité et la cohérence des bases de données SQL.</text:p>
              </text:list-item>
              <text:list-item>
                <text:p text:style-name="P55"><text:span text:style-name="Strong_20_Emphasis">Amélioration des performances API</text:span> pour optimiser la récupération et l’analyse des réponses aux questionnaires.</text:p>
              </text:list-item>
              <text:list-item>
                <text:p text:style-name="P55"><text:span text:style-name="Strong_20_Emphasis">Gestion et sécurisation des flux de données sensibles</text:span>, en appliquant les bonnes pratiques <text:span text:style-name="Strong_20_Emphasis">OWASP et RGPD</text:span>.</text:p>
              </text:list-item>
            </text:list>
          </table:table-cell>
        </table:table-row>
        <table:table-row table:style-name="TableLine94181916168144">
          <table:table-cell table:style-name="Tableau3.A8" office:value-type="string">
            <text:p text:style-name="P15"><text:span text:style-name="T12">Développeur Full Stack</text:span><text:line-break/><text:span text:style-name="T17">2018/</text:span>20<text:span text:style-name="T16">19</text:span></text:p>
          </table:table-cell>
          <table:table-cell table:style-name="Tableau3.B8" office:value-type="string">
            <text:p text:style-name="P30"><text:span text:style-name="T6">Creativ</text:span> - Paris, Île-de-France</text:p>
            <text:list xml:id="list142426279301822" text:continue-numbering="true" text:style-name="L4">
              <text:list-item>
                <text:p text:style-name="P55"><text:span text:style-name="Strong_20_Emphasis">Optimisation backend et API</text:span> pour la refonte des plateformes <text:span text:style-name="Strong_20_Emphasis">Rimowa</text:span> et <text:span text:style-name="Strong_20_Emphasis">Longchamp</text:span>.</text:p>
              </text:list-item>
              <text:list-item>
                <text:p text:style-name="P55">Développement et mise en production de <text:span text:style-name="Strong_20_Emphasis">Confbox</text:span>, une <text:span text:style-name="Strong_20_Emphasis">application de visioconférence WebRTC</text:span> en <text:span text:style-name="Strong_20_Emphasis">PWA</text:span>, avec gestion des flux de données en temps réel. </text:p>
              </text:list-item>
              <text:list-item>
                <text:p text:style-name="P48"><text:span text:style-name="Strong_20_Emphasis">Conception et implémentation</text:span> d’un <text:span text:style-name="Strong_20_Emphasis">système backend robuste</text:span> (API REST, base de données SQL, gestion des sessions et des utilisateurs).</text:p>
              </text:list-item>
              <text:list-item>
                <text:p text:style-name="P48"><text:span text:style-name="Strong_20_Emphasis">Gestion de projet et coordination technique</text:span> pour assurer la livraison complète de l’application.</text:p>
              </text:list-item>
            </text:list>
          </table:table-cell>
        </table:table-row>
        <text:soft-page-break/>
        <table:table-row table:style-name="Tableau3.9">
          <table:table-cell table:style-name="Tableau3.A9" office:value-type="string">
            <text:p text:style-name="P16"><text:span text:style-name="T12">Développeur Full Stack</text:span><text:line-break/><text:span text:style-name="T17">2016/</text:span>20<text:span text:style-name="T16">1</text:span><text:span text:style-name="T17">8</text:span></text:p>
          </table:table-cell>
          <table:table-cell table:style-name="Tableau3.B9" office:value-type="string">
            <text:p text:style-name="P34"><text:span text:style-name="T6">Publicis</text:span> - Paris, Île-de-France</text:p>
            <text:list xml:id="list142426023885526" text:continue-numbering="true" text:style-name="L4">
              <text:list-item>
                <text:p text:style-name="P51"><text:span text:style-name="Strong_20_Emphasis"><text:span text:style-name="T29">Conception, </text:span></text:span><text:span text:style-name="Strong_20_Emphasis"><text:span text:style-name="T10">r</text:span></text:span><text:span text:style-name="Strong_20_Emphasis">efonte et amélioration des performances</text:span> de plusieurs plateformes, dont <text:span text:style-name="Strong_20_Emphasis">Honda Motos</text:span>, <text:span text:style-name="Strong_20_Emphasis">Cevital</text:span>, <text:span text:style-name="T8">UPSA, </text:span><text:span text:style-name="T9">Renault , </text:span><text:span text:style-name="T11">Dacia</text:span><text:span text:style-name="T9">, BNP Vivatech, Dacia, René Furterer</text:span><text:span text:style-name="T8"> </text:span>et <text:span text:style-name="Strong_20_Emphasis">Le Siège Renault</text:span>.</text:p>
              </text:list-item>
              <text:list-item>
                <text:p text:style-name="P53"><text:span text:style-name="Strong_20_Emphasis">Développement d’un moteur de recherche interne</text:span> pour Publicis Conseil, structurant et indexant les données projet pour améliorer la recherche et l’accès aux informations. </text:p>
              </text:list-item>
              <text:list-item>
                <text:p text:style-name="P51"><text:span text:style-name="Strong_20_Emphasis">Création d’une application PWA intégrée au robot Pepper</text:span> pour Atelier Renault, avec gestion des interactions en temps réel et récupération de données utilisateur.</text:p>
              </text:list-item>
              <text:list-item>
                <text:p text:style-name="P51"><text:span text:style-name="Strong_20_Emphasis">Mise en place d’un système d’analyse et de gestion des données publicitaires</text:span> via une application de visionnage des encarts publicitaires pour le groupe Publicis.</text:p>
              </text:list-item>
              <text:list-item>
                <text:p text:style-name="P51"><text:span text:style-name="Strong_20_Emphasis">Projet Clio RS récompensé</text:span>, entièrement conçu en <text:span text:style-name="Strong_20_Emphasis">JavaScript</text:span>, démontrant une expertise en optimisation d’expérience utilisateur et en gestion de données dynamiques.</text:p>
              </text:list-item>
            </text:list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row table:style-name="TableLine94181916009584">
          <table:table-cell table:style-name="Tableau4.A1" office:value-type="string">
            <text:p text:style-name="P17">Lead Développeur <text:span text:style-name="T18">f</text:span>rontend<text:line-break/>20<text:span text:style-name="T18">15/2016</text:span></text:p>
          </table:table-cell>
          <table:table-cell table:style-name="Tableau4.B1" office:value-type="string">
            <text:p text:style-name="P31"><text:span text:style-name="T6">Fullsix</text:span> - Paris, Île-de-France</text:p>
            <text:list xml:id="list142424491188818" text:continue-list="list142425356683789" text:style-name="L1">
              <text:list-item>
                <text:p text:style-name="P40"><text:span text:style-name="Strong_20_Emphasis">Développement de modules personnalisés et optimisation des performances</text:span> pour Afflelou, en intégrant des bonnes pratiques pour la gestion et la structuration des données côté client.</text:p>
              </text:list-item>
              <text:list-item>
                <text:p text:style-name="P40"><text:span text:style-name="Strong_20_Emphasis">Mise en place de gabarits structurés pour Aéroport de Paris</text:span>, garantissant une accessibilité optimale et une intégration fluide avec les systèmes backend.</text:p>
              </text:list-item>
              <text:list-item>
                <text:p text:style-name="P40"><text:span text:style-name="Strong_20_Emphasis">Refonte complète du site de l'agence</text:span>, en mettant l’accent sur la modularité et la maintenabilité du code.</text:p>
              </text:list-item>
              <text:list-item>
                <text:p text:style-name="P52"><text:span text:style-name="Strong_20_Emphasis">Rédaction de documentations techniques et mise en place de standards de développement</text:span>, assurant une meilleure scalabilité des projets. </text:p>
              </text:list-item>
            </text:list>
          </table:table-cell>
        </table:table-row>
        <table:table-row table:style-name="TableLine94181916265856">
          <table:table-cell table:style-name="Tableau4.A2" office:value-type="string">
            <text:p text:style-name="P17"><text:span text:style-name="T12">Lead </text:span><text:span text:style-name="T13">d</text:span><text:span text:style-name="T12">éveloppeur </text:span><text:span text:style-name="T13">f</text:span><text:span text:style-name="T12">rontend</text:span><text:line-break/>20<text:span text:style-name="T18">14</text:span>/20<text:span text:style-name="T18">15</text:span></text:p>
          </table:table-cell>
          <table:table-cell table:style-name="Tableau4.B2" office:value-type="string">
            <text:p text:style-name="P31"><text:span text:style-name="T6">Bazarchic</text:span> - <text:span text:style-name="T18">Gennevilliers</text:span>, Île-de-France</text:p>
            <text:list xml:id="list465900532" text:style-name="L5">
              <text:list-item>
                <text:p text:style-name="P44"><text:span text:style-name="Strong_20_Emphasis">Refonte partielle de Bazarchic</text:span> pour améliorer la performance et la gestion des données côté client.</text:p>
              </text:list-item>
              <text:list-item>
                <text:p text:style-name="P44"><text:span text:style-name="Strong_20_Emphasis">Amélioration et refonte partielle de MyTravelChic</text:span>, en optimisant la structure du code et la gestion dynamique des données.</text:p>
              </text:list-item>
              <text:list-item>
                <text:p text:style-name="P44"><text:span text:style-name="Strong_20_Emphasis">Création d’un système de templating pour emailing</text:span>, garantissant une gestion optimale des contenus et une intégration fluide avec les systèmes backend.</text:p>
              </text:list-item>
              <text:list-item>
                <text:p text:style-name="P44"><text:span text:style-name="Strong_20_Emphasis">Maintenance et évolution des plateformes web</text:span> (Bazarchic, MyTravelChic, Figaro Vin) avec un focus sur la scalabilité et l'intégration des composants backend.</text:p>
              </text:list-item>
            </text:list>
          </table:table-cell>
        </table:table-row>
        <text:soft-page-break/>
        <table:table-row table:style-name="TableLine94181916270560">
          <table:table-cell table:style-name="Tableau4.A3" office:value-type="string">
            <text:p text:style-name="P17"><text:span text:style-name="T12">Lead </text:span><text:span text:style-name="T13">d</text:span><text:span text:style-name="T12">éveloppeur </text:span><text:span text:style-name="T13">f</text:span><text:span text:style-name="T12">rontend</text:span><text:line-break/>20<text:span text:style-name="T18">10</text:span>/20<text:span text:style-name="T18">14</text:span></text:p>
          </table:table-cell>
          <table:table-cell table:style-name="Tableau4.B3" office:value-type="string">
            <text:p text:style-name="P31"><text:span text:style-name="T6">Business Lab</text:span> - <text:span text:style-name="T18">Nanterre</text:span>, Île-de-France</text:p>
            <text:list xml:id="list142424342524608" text:continue-numbering="true" text:style-name="L5">
              <text:list-item>
                <text:p text:style-name="P44"><text:span text:style-name="Strong_20_Emphasis">TMA et migration mobile pour Cavadeos</text:span>, en optimisant les interfaces et en assurant une gestion fluide des données sur des plateformes mobiles.</text:p>
              </text:list-item>
              <text:list-item>
                <text:p text:style-name="P44"><text:span text:style-name="Strong_20_Emphasis">Évolution continue du projet Leroy Merlin</text:span>, intégrant des améliorations côté frontend et optimisations des flux de données en back-end. Projet récompensé pour l’innovation.</text:p>
              </text:list-item>
              <text:list-item>
                <text:p text:style-name="P44"><text:span text:style-name="Strong_20_Emphasis">Création et refonte de projets événementiels</text:span> (Peugeot 4008, Peugeot Design Lab) avec un focus sur la gestion dynamique de l’information et l’interaction utilisateur.</text:p>
              </text:list-item>
              <text:list-item>
                <text:p text:style-name="P44"><text:span text:style-name="Strong_20_Emphasis">Développement d’une application géographique pour Areva</text:span>, permettant la gestion de données géolocalisées et l'optimisation des performances des systèmes de backend associés.</text:p>
              </text:list-item>
              <text:list-item>
                <text:p text:style-name="P44"><text:span text:style-name="Strong_20_Emphasis">Refonte de projets tels que mypeugeot, Peugeot.com, Europcar, et Air Caraïbes</text:span>, en prenant en compte les bonnes pratiques de maintenance et en assurant une meilleure gestion des données côté frontend et backend.</text:p>
              </text:list-item>
              <text:list-item>
                <text:p text:style-name="P44"><text:span text:style-name="Strong_20_Emphasis">Création d’un réseau social interne pour Areva</text:span>, facilitant la gestion des données utilisateurs et la communication interne.</text:p>
              </text:list-item>
              <text:list-item>
                <text:p text:style-name="P44"><text:span text:style-name="Strong_20_Emphasis">Développement et refonte de projets variés</text:span> (Fidelity Vie, Brasseries Flo, Flyopenskies), avec une forte composante de gestion de données et d’optimisation de la performance.</text:p>
              </text:list-item>
            </text:list>
          </table:table-cell>
        </table:table-row>
        <table:table-row table:style-name="TableLine94181916271792">
          <table:table-cell table:style-name="Tableau4.A5" office:value-type="string">
            <text:p text:style-name="P18"><text:span text:style-name="T14">Agent administratif</text:span><text:line-break/>20<text:span text:style-name="T19">07</text:span>/20<text:span text:style-name="T19">10</text:span></text:p>
          </table:table-cell>
          <table:table-cell table:style-name="Tableau4.B5" office:value-type="string">
            <text:p text:style-name="P32"><text:span text:style-name="T7">Aides pour vivre à domicile</text:span> – <text:span text:style-name="T19">Le Cannet</text:span>, <text:span text:style-name="T19">PACA</text:span></text:p>
            <text:list xml:id="list142424391622440" text:continue-numbering="true" text:style-name="L5">
              <text:list-item>
                <text:p text:style-name="P45"><text:span text:style-name="T19">Bénévolat dans une association d’aide à la personne</text:span>.</text:p>
              </text:list-item>
            </text:list>
          </table:table-cell>
        </table:table-row>
        <table:table-row table:style-name="TableLine94181916273488">
          <table:table-cell table:style-name="Tableau4.A5" office:value-type="string">
            <text:p text:style-name="P17"><text:span text:style-name="T14">Maquettiste</text:span><text:line-break/>20<text:span text:style-name="T19">05</text:span>/20<text:span text:style-name="T19">07</text:span></text:p>
          </table:table-cell>
          <table:table-cell table:style-name="Tableau4.B5" office:value-type="string">
            <text:p text:style-name="P31"><text:span text:style-name="T7">Pisoni</text:span> – <text:span text:style-name="T19">Mouans Sartoux</text:span>, <text:span text:style-name="T19">PACA</text:span></text:p>
            <text:list xml:id="list142424982209104" text:continue-numbering="true" text:style-name="L5">
              <text:list-item>
                <text:p text:style-name="P44">Affichage, impressions numériques grands formats</text:p>
              </text:list-item>
            </text:list>
          </table:table-cell>
        </table:table-row>
        <table:table-row table:style-name="TableLine94181916274144">
          <table:table-cell table:style-name="Tableau4.A6" office:value-type="string">
            <text:p text:style-name="P17"><text:span text:style-name="T14">Opérateur mise en page</text:span><text:line-break/>20<text:span text:style-name="T19">01</text:span>/20<text:span text:style-name="T19">04</text:span></text:p>
          </table:table-cell>
          <table:table-cell table:style-name="Tableau4.B6" office:value-type="string">
            <text:p text:style-name="P31"><text:span text:style-name="T7">Sogitec</text:span> - <text:span text:style-name="T19">Suresnes</text:span>, Île-de-France</text:p>
            <text:list xml:id="list632506001" text:style-name="L6">
              <text:list-item>
                <text:p text:style-name="P49">Documentation technique de soutien, ingénieurerie de fond documentaire</text:p>
              </text:list-item>
            </text:list>
          </table:table-cell>
        </table:table-row>
        <table:table-row table:style-name="TableLine94181916275744">
          <table:table-cell table:style-name="Tableau4.A7" office:value-type="string">
            <text:p text:style-name="P17"><text:span text:style-name="T12">Commercial - maquettiste</text:span><text:line-break/><text:span text:style-name="T19">2000/2001</text:span></text:p>
          </table:table-cell>
          <table:table-cell table:style-name="Tableau4.B7" office:value-type="string">
            <text:p text:style-name="P31"><text:span text:style-name="T6">Color Caribe</text:span> – <text:span text:style-name="T19">Samana, RD</text:span></text:p>
            <text:list xml:id="list4000533491" text:style-name="L7">
              <text:list-item>
                <text:p text:style-name="P50">Création et vente tee-shirt. Vente bijoux- Création et vente tee-shirt - Vente bijoux </text:p>
              </text:list-item>
            </text:list>
          </table:table-cell>
        </table:table-row>
        <table:table-row table:style-name="TableLine94181916277456">
          <table:table-cell table:style-name="Tableau4.A8" office:value-type="string">
            <text:p text:style-name="P17"><text:span text:style-name="T12">Commercial - maquettiste</text:span><text:line-break/><text:span text:style-name="T19">1997</text:span><text:span text:style-name="T17">/</text:span>20<text:span text:style-name="T19">00</text:span></text:p>
          </table:table-cell>
          <table:table-cell table:style-name="Tableau4.B8" office:value-type="string">
            <text:p text:style-name="P31"><text:span text:style-name="T6">Messe Frankfurt France</text:span> - Paris, Île-de-France</text:p>
            <text:list xml:id="list142424849979232" text:continue-numbering="true" text:style-name="L7">
              <text:list-item>
                <text:p text:style-name="P50">Promotion des salons dans le monde</text:p>
              </text:list-item>
            </text:list>
          </table:table-cell>
        </table:table-row>
      </table:table>
      <text:p text:style-name="P4"><text:soft-page-break/>formation</text:p>
      <text:p text:style-name="P5">BTS communication visuelle – 1995/1997 – GRETA Paris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uce_5f_perso" style:display-name="puce_perso" style:family="paragraph" style:parent-style-name="Table_20_Contents">
      <style:text-properties fo:color="#355269" loext:opacity="100%" style:font-name="Arial" fo:font-family="Arial" style:font-family-generic="swiss" style:font-pitch="variable" fo:font-size="11pt" officeooo:rsid="004e16ef" style:font-size-asian="9.60000038146973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355269" loext:opacity="100%" style:font-name="Arial" fo:font-size="11pt" style:font-size-asian="9.60000038146973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fill-color="#eeeeee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text:s/>-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4:17:09.601092577</meta:creation-date>
    <dc:date>2025-03-20T14:24:24.161407215</dc:date>
    <meta:editing-duration>PT4H3M14S</meta:editing-duration>
    <meta:editing-cycles>75</meta:editing-cycles>
    <meta:generator>LibreOffice/7.0.4.2$Linux_X86_64 LibreOffice_project/00$Build-2</meta:generator>
    <meta:document-statistic meta:table-count="5" meta:image-count="0" meta:object-count="0" meta:page-count="7" meta:paragraph-count="129" meta:word-count="1673" meta:character-count="11687" meta:non-whitespace-character-count="10192"/>
  </office:meta>
</office:document-meta>
</file>